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F0" style:family="paragraph">
      <style:paragraph-properties fo:break-before="page" style:page-number="0"/>
    </style:style>
    <style:style style:name="P3" style:parent-style-name="SemEspaçamento" style:family="paragraph">
      <style:paragraph-properties fo:margin-top="0.0277in" fo:margin-bottom="0.3888in" fo:line-height="90%"/>
    </style:style>
    <style:style style:name="T4" style:parent-style-name="Fonteparág.padrão" style:family="text">
      <style:text-properties fo:color="#4F81BD" fo:font-size="36pt" style:font-size-asian="36pt" style:font-size-complex="36pt"/>
    </style:style>
    <style:style style:name="P5" style:parent-style-name="SemEspaçamento" style:family="paragraph">
      <style:paragraph-properties fo:margin-top="0.0277in" fo:margin-bottom="0.0277in"/>
    </style:style>
    <style:style style:name="T6" style:parent-style-name="Fonteparág.padrão" style:family="text">
      <style:text-properties fo:text-transform="uppercase" fo:color="#215868" fo:font-size="14pt" style:font-size-asian="14pt" style:font-size-complex="14pt"/>
    </style:style>
    <style:style style:name="P7" style:parent-style-name="SemEspaçamento" style:family="paragraph">
      <style:paragraph-properties fo:margin-top="0.0555in" fo:margin-bottom="0.0277in"/>
    </style:style>
    <style:style style:name="T8" style:parent-style-name="Fonteparág.padrão" style:family="text">
      <style:text-properties fo:text-transform="uppercase" fo:color="#4BACC6" fo:font-size="12pt" style:font-size-asian="12pt" style:font-size-complex="12pt"/>
    </style:style>
    <style:style style:name="P9" style:parent-style-name="SemEspaçamento" style:family="paragraph">
      <style:paragraph-properties fo:text-align="end"/>
    </style:style>
    <style:style style:name="T10" style:parent-style-name="Fonteparág.padrão" style:family="text">
      <style:text-properties fo:color="#FFFFFF" fo:font-size="12pt" style:font-size-asian="12pt" style:font-size-complex="12pt"/>
    </style:style>
    <style:style style:name="P11" style:parent-style-name="Normal" style:family="paragraph">
      <style:paragraph-properties fo:break-before="page"/>
    </style:style>
    <style:style style:name="P12" style:parent-style-name="Normal" style:family="paragraph">
      <style:paragraph-properties fo:text-indent="0.4916in"/>
    </style:style>
    <style:style style:name="T13" style:parent-style-name="Fonteparág.padrão" style:family="text">
      <style:text-properties fo:font-style="italic" style:font-style-asian="italic" style:font-style-complex="italic"/>
    </style:style>
    <style:style style:name="T14" style:parent-style-name="Fonteparág.padrão" style:family="text">
      <style:text-properties fo:font-style="italic" style:font-style-asian="italic" style:font-style-complex="italic"/>
    </style:style>
    <style:style style:name="T15" style:parent-style-name="Fonteparág.padrão" style:family="text">
      <style:text-properties fo:font-style="italic" style:font-style-asian="italic" style:font-style-complex="italic"/>
    </style:style>
    <style:style style:name="P16" style:parent-style-name="Normal" style:family="paragraph">
      <style:paragraph-properties fo:break-before="page"/>
    </style:style>
    <style:style style:name="T17" style:parent-style-name="Fonteparág.padrão" style:family="text">
      <style:text-properties fo:font-style="italic" style:font-style-asian="italic" style:font-style-complex="italic"/>
    </style:style>
    <style:style style:name="T18" style:parent-style-name="Fonteparág.padrão" style:family="text">
      <style:text-properties fo:font-style="italic" style:font-style-asian="italic" style:font-style-complex="italic"/>
    </style:style>
    <style:style style:name="P19" style:parent-style-name="Normal" style:family="paragraph">
      <style:paragraph-properties fo:text-indent="0.4916in"/>
    </style:style>
    <style:style style:name="P20" style:parent-style-name="Normal" style:family="paragraph">
      <style:paragraph-properties>
        <style:tab-stops>
          <style:tab-stop style:type="left" style:position="1.9923in"/>
        </style:tab-stops>
      </style:paragraph-properties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f81bd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Normal"><draw:frame draw:z-index="251660288" draw:id="id0" draw:style-name="a1" draw:name="Caixa de Texto 126" text:anchor-type="paragraph" svg:x="1.63611in" svg:y="6.31458in" svg:width="4.65417in" svg:height="2.10764in" style:rel-width="scale" style:rel-height="scale"><draw:text-box><text:p text:style-name="P3"><text:span text:style-name="T4">C.A.L.M.A</text:span></text:p><text:p text:style-name="P5"><text:span text:style-name="T6"><text:s text:c="5"/></text:span></text:p><text:p text:style-name="P7"><text:span text:style-name="T8">rodrigo baltazar, 2024142 <text:s text:c="60"/>José Couto, 2024xxx <text:s text:c="69"/>Rafael Baptista, 2024xxx <text:s text:c="62"/>Samuel ROcha 2024xxx</text:span></text:p></draw:text-box><svg:title/><svg:desc/></draw:frame><draw:custom-shape svg:x="6.45833in" svg:y="0.26875in" svg:width="0.62847in" svg:height="1.14028in" draw:z-index="251659264" draw:id="id1" draw:style-name="a2" draw:name="Retângulo 128" text:anchor-type="paragraph"><svg:title/><svg:desc/><text:p text:style-name="P9"><text:span text:style-name="T10">2026</text:span></text:p><draw:enhanced-geometry draw:type="non-primitive" svg:viewBox="0 0 21600 21600" draw:enhanced-path="M 0 0 L 21600 0 21600 21600 0 21600 Z N"/></draw:custom-shape></text:p>
      <text:p text:style-name="P11"/>
      <text:soft-page-break/>
      <text:h text:style-name="Título1" text:outline-level="1">Introdução</text:h>
      <text:p text:style-name="Normal"/>
      <text:p text:style-name="P12">Estima-se que no mundo são enviados 376 mil milhões de e-mails diariamente. Mensagens automáticas, spams, reuniões marcadas e envio de anexos, o e-mail é um dos principais meios de comunicação utilizados atualmente, com milhões de usuários em todo o mundo. Toda essa troca intensa de mensagens agiliza processos, aproxima as pessoas e permite uma rápida comunicação no nosso mundo globalizado. Toda essa tecnologia e facilidade esconde um problema oculto, o e-mail é a porta de entrada para ataques maliciosos, cerca de 3,4 mil milhões de e-mails<text:s/><text:span text:style-name="T13">phishing<text:s/></text:span>são enviados diariamente.</text:p>
      <text:p text:style-name="Normal"><text:tab/>Proteger e filtrar a entrada de e-mails é uma necessidade real nos dias de hoje, e com o intuito de facilitar este processo nós desenvolvemos a CALMA,<text:s/><text:span text:style-name="T14">Containerized Automated Lazy Mail Anti-nasties</text:span><text:span text:style-name="T15">,<text:s/></text:span>um protetor de e-mail automático que extrai, analisa e categoriza e-mails sem colocar em risco a segurança digital do usuário.<text:s/></text:p>
      <text:p text:style-name="Normal"><text:tab/>É o fim das dúvidas se o “urgente.exe” que o seu “chefe” enviou é o mesmo o que diz ser.</text:p>
      <text:p text:style-name="P16"/>
      <text:soft-page-break/>
      <text:h text:style-name="Título1" text:outline-level="1">Funcionamento</text:h>
      <text:p text:style-name="Normal"/>
      <text:p text:style-name="Normal">O<text:s/>C.A.L.M.A<text:s/>automaticamente acede ao seu e-mail e analisa todos os arquivos enviados em anexo, dentro de um ambiente seguro,<text:s/><text:span text:style-name="T17">sandbox.<text:s/></text:span>Neste ambiente, os anexos são classificados dependendo do seu conteúdo, nomes suspeitos e tipos de arquivos. O algoritmo do C.A.L.M.A então utiliza o modelo de regressão logística para prever estatisticamente a probabilidade do e-mail ser malicioso.</text:p>
      <text:p text:style-name="Normal"><text:tab/>Exemplo:</text:p>
      <text:p text:style-name="Normal"><text:tab/>Imaginemos que em um e-mail tenha como anexo um nome como: “Urgente”<text:s/>ou<text:s/>“Leia”.</text:p>
      <text:p text:style-name="Normal"><text:tab/>O modelo classifica mensagens com nomes típicos de<text:s/><text:span text:style-name="T18">phising</text:span><text:s/>com uma pontuação, um valor que será adicionado na equação que irá determinar se é malicioso ou não.</text:p>
      <text:p text:style-name="Normal"><text:tab/>Em seguida, analisa a extensão do arquivo, se for um executável, .exe por exemplo, uma nova pontuação é adicionada.</text:p>
      <text:p text:style-name="Normal"><text:tab/>E por fim a analise de hash, que verifica o conteúdo baseado na hash e adiciona uma pontuação na equação.</text:p>
      <text:p text:style-name="Normal">Esses valores são somados e se estiverem acima de 70 o e-mail é considerado malicioso e automaticamente é encaminhado para uma pasta chamada infected.</text:p>
      <text:p text:style-name="Normal">Caso a pontuação fique entre 30 e 70 o e-mail é classificado como suspeito e é encaminhado para a pasta suspicious.</text:p>
      <text:p text:style-name="Normal">Na situação em que a pontuação for menor do que 30 o e-mail é classificado como seguro e encaminhado para clean.</text:p>
      <text:p text:style-name="Normal">Estas pastas são organizadas automaticamente dentro do gmail, para tudo ficar organizado e legível.</text:p>
      <text:p text:style-name="Normal"/>
      <text:p text:style-name="Normal"/>
      <text:p text:style-name="Normal"><text:line-break/><text:tab/></text:p>
      <text:p text:style-name="Normal"/>
      <text:p text:style-name="Normal"/>
      <text:soft-page-break/>
      <text:h text:style-name="Título1" text:outline-level="1">Conclusão</text:h>
      <text:p text:style-name="Normal"/>
      <text:p text:style-name="P19">E-mail suspeitos e maliciosos são constantemente enviados a pessoas e empresas no mundo todo, e infelizmente fazem parte da nossa realidade. O cuidado ao receber e filtrar esses e-mails é fundamental para proteger e garantir uma comunicação mais segura. O C.A.L.M.A vem de encontro a esta necessidade, facilitando e automatizando toda este processo. Utilizando modelos treinados de inteligência artificial para filtrar centenas de e-mails em pouco tempo, garantindo agilidade em todo o processo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0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SemEspaçamento" style:display-name="Sem Espaçamento" style:family="paragraph">
      <style:paragraph-properties fo:margin-bottom="0in" fo:line-height="100%"/>
      <style:text-properties style:font-name-asian="Times New Roman" style:language-asian="pt" style:country-asian="PT" fo:hyphenate="false"/>
    </style:style>
    <style:style style:name="SemEspaçamentoChar" style:display-name="Sem Espaçamento Char" style:family="text" style:parent-style-name="Fonteparág.padrão">
      <style:text-properties style:font-name-asian="Times New Roman" style:language-asian="pt" style:country-asian="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Fonteparág.padrão" style:family="text">
      <style:text-properties fo:font-weight="bold" style:font-weight-asian="bold" style:font-weight-complex="bold" fo:color="#1F497D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</office:automatic-styles>
  <office:master-styles>
    <style:master-page style:name="MPF0" style:page-layout-name="PL0">
      <style:header>
        <text:p text:style-name="Cabeçalho"><draw:frame draw:z-index="251658240" draw:style-name="a0" draw:name="Picture 2" text:anchor-type="paragraph" svg:x="-0.60185in" svg:y="-0.76852in" svg:width="2.60391in" svg:height="0.65741in" style:rel-width="scale" style:rel-height="scale"><draw:image xlink:href="media/image1.emf" xlink:type="simple" xlink:show="embed" xlink:actuate="onLoad"/><svg:title/><svg:desc/></draw:frame></text:p>
      </style:header>
      <style:footer>
        <text:p text:style-name="Rodapé"><text:s/><text:span text:style-name="T2">|||</text:span><text:s/>ISTEC<text:s/>do Porto -<text:s/>Instituto Superior de Tecnologias Avançadas<text:s/>do Porto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C.A.L.M.A</dc:title>
    <meta:initial-creator>rodrigo baltazar, 2024142                                                             José Couto, 2024xxx                                                                      Rafael Baptista, 2024xxx                                                               Samuel ROcha 2024xxx</meta:initial-creator>
    <dc:creator>rodrigo baltazar</dc:creator>
    <meta:creation-date>2026-01-29T09:29:00Z</meta:creation-date>
    <dc:date>2026-01-29T11:29:00Z</dc:date>
    <meta:template xlink:href="Modelo%20ISTEC.dotx" xlink:type="simple"/>
    <meta:editing-cycles>6</meta:editing-cycles>
    <meta:editing-duration>PT7080S</meta:editing-duration>
    <meta:document-statistic meta:page-count="4" meta:paragraph-count="5" meta:word-count="453" meta:character-count="2900" meta:row-count="20" meta:non-whitespace-character-count="2452"/>
  </office:meta>
</office:document-meta>
</file>